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12.1cm" svg:y="1.4cm">
          <text:p text:style-name="P1">edfsw_sup</text:p>
          <text:p text:style-name="P1">(sup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3.7cm" svg:x="8.8cm" svg:y="4.4cm">
          <text:p text:style-name="P1"><text:span text:style-name="T1">edfsw_chunk</text:span></text:p>
          <text:p text:style-name="P1"><text:span text:style-name="T1">_server</text:span></text:p>
          <text:p text:style-name="P1"><text:span text:style-name="T1"><text:s/></text:span><text:span text:style-name="T1">(gen server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3cm" svg:height="4.1cm" svg:x="18.8cm" svg:y="12.5cm">
          <text:p text:style-name="P1"><text:span text:style-name="T1">edfsw_socket</text:span></text:p>
          <text:p text:style-name="P1"><text:span text:style-name="T1">_server</text:span></text:p>
          <text:p text:style-name="P1"><text:span text:style-name="T1"><text:s/></text:span><text:span text:style-name="T1">(gen serv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6.8cm" svg:x2="15.8cm" svg:y2="8.8cm">
          <text:p/>
        </draw:line>
        <draw:line draw:style-name="gr3" draw:text-style-name="P1" draw:layer="layout" svg:x1="17.8cm" svg:y1="6.8cm" svg:x2="20.6cm" svg:y2="9.5cm">
          <text:p/>
        </draw:line>
        <draw:line draw:style-name="gr3" draw:text-style-name="P1" draw:layer="layout" svg:x1="20.9cm" svg:y1="11.1cm" svg:x2="20.9cm" svg:y2="12.5cm">
          <text:p/>
        </draw:line>
        <draw:custom-shape draw:style-name="gr1" draw:text-style-name="P1" draw:layer="layout" svg:width="4.4cm" svg:height="1.5cm" svg:x="15.3cm" svg:y="5.3cm">
          <text:p text:style-name="P1">edfsw_tcp_sup</text:p>
          <text:p text:style-name="P1">(sup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4cm" svg:y1="2.8cm" svg:x2="11.9cm" svg:y2="4.8cm">
          <text:p/>
        </draw:line>
        <draw:line draw:style-name="gr3" draw:text-style-name="P1" draw:layer="layout" svg:x1="17.6cm" svg:y1="5.2cm" svg:x2="14.5cm" svg:y2="2.8cm">
          <text:p/>
        </draw:line>
        <draw:custom-shape draw:style-name="gr1" draw:text-style-name="P2" draw:layer="layout" svg:width="3.8cm" svg:height="3.7cm" svg:x="12.8cm" svg:y="8.5cm">
          <text:p text:style-name="P1"><text:span text:style-name="T1">edfsw_listen</text:span></text:p>
          <text:p text:style-name="P1"><text:span text:style-name="T1">_server</text:span></text:p>
          <text:p text:style-name="P1"><text:span text:style-name="T1"><text:s/></text:span><text:span text:style-name="T1">(gen serv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cm" svg:height="0.6cm" svg:x="8.1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8.8cm" svg:height="0.962cm" svg:x="9.4cm" svg:y="15.9cm">
          <draw:text-box>
            <text:p>Single instance shown only!</text:p>
          </draw:text-box>
        </draw:frame>
        <draw:custom-shape draw:style-name="gr1" draw:text-style-name="P1" draw:layer="layout" svg:width="5.4cm" svg:height="1.5cm" svg:x="18.3cm" svg:y="9.6cm">
          <text:p text:style-name="P1">edfsw_socket_sup</text:p>
          <text:p text:style-name="P1">(sup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6-07T05:09:50</meta:creation-date>
    <dc:date>2013-11-22T03:11:19.442543766</dc:date>
    <dc:creator>Aman Mangal</dc:creator>
    <meta:editing-duration>PT29M51S</meta:editing-duration>
    <meta:editing-cycles>15</meta:editing-cycles>
    <meta:generator>LibreOffice/4.1.2.3$Linux_x86 LibreOffice_project/410m0$Build-3</meta:generator>
    <meta:document-statistic meta:object-count="13"/>
  </office:meta>
</office:document-meta>
</file>